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BB000000411044CC8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9cm" draw:marker-end-width="0.39cm" draw:fill="none" draw:fill-color="#e6e6e6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cccccc" draw:fill="none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cccccc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2.177cm"/>
    </style:style>
    <style:style style:name="gr6" style:family="graphic" style:parent-style-name="standard">
      <style:graphic-properties draw:stroke="none" draw:fill="none" fo:min-height="1.15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502cm"/>
    </style:style>
    <style:style style:name="gr9" style:family="graphic" style:parent-style-name="standard">
      <style:graphic-properties draw:stroke="solid" draw:fill="none" fo:min-height="11.886cm"/>
    </style:style>
    <style:style style:name="gr10" style:family="graphic" style:parent-style-name="standard">
      <style:graphic-properties draw:stroke="solid" draw:fill="none" fo:min-height="3.0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e6" fo:font-size="18pt"/>
    </style:style>
    <style:style style:name="P3" style:family="paragraph">
      <style:paragraph-properties fo:text-align="start"/>
    </style:style>
    <style:style style:name="P4" style:family="paragraph">
      <style:paragraph-properties fo:line-height="150%" fo:text-align="start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P6" style:family="paragraph">
      <style:paragraph-properties fo:line-height="150%" fo:text-align="start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>
      <style:paragraph-properties fo:line-height="150%" fo:text-align="center"/>
    </style:style>
    <style:style style:name="P8" style:family="paragraph">
      <style:paragraph-properties fo:line-height="150%" fo:text-align="center"/>
      <style:text-properties fo:font-size="12pt" style:font-size-asian="12pt" style:font-size-complex="12pt"/>
    </style:style>
    <style:style style:name="P9" style:family="paragraph">
      <style:paragraph-properties fo:line-height="150%" fo:text-align="start"/>
      <style:text-properties fo:font-size="12pt" style:font-size-asian="12pt" style:font-size-complex="12pt"/>
    </style:style>
    <style:style style:name="T1" style:family="text">
      <style:text-properties fo:color="#e6e6e6" fo:font-size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text-position="sub 58%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21.288cm" svg:height="19.462cm" svg:x="1.318cm" svg:y="0.25cm">
          <text:p text:style-name="P1"><text:span text:style-name="T1">Karte</text:span></text:p>
        </draw:rect>
        <draw:custom-shape draw:style-name="gr2" draw:text-style-name="P3" draw:layer="layout" svg:width="15.6cm" svg:height="1cm" svg:x="9.88cm" svg:y="0.4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18cm" svg:height="5.5cm" svg:x="19.609cm" svg:y="2.1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5.499cm" svg:height="2.778cm" svg:x="9.173cm" svg:y="0cm">
          <text:p text:style-name="P3"><text:span text:style-name="T2"/></text:p>
          <text:p text:style-name="P3"><text:span text:style-name="T2"/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6.49cm" svg:height="2.557cm" svg:x="23.07cm" svg:y="3.64cm">
          <draw:text-box>
            <text:p text:style-name="P4"><text:span text:style-name="T4">Lärmquelle:</text:span><text:span text:style-name="T4"><text:line-break/></text:span><text:span text:style-name="T4">Straßenverkehr L</text:span><text:span text:style-name="T5"> DEN</text:span><text:span text:style-name="T4"> in dB(A)</text:span></text:p>
            <text:p text:style-name="P4"><text:span text:style-name="T4">(L</text:span><text:span text:style-name="T5">Night</text:span><text:span text:style-name="T4"> in dB(A))</text:span></text:p>
          </draw:text-box>
        </draw:frame>
        <draw:frame draw:style-name="gr6" draw:text-style-name="P8" draw:layer="layout" svg:width="6.731cm" svg:height="1.468cm" svg:x="22.969cm" svg:y="2.016cm">
          <draw:text-box>
            <text:p text:style-name="P7"><text:span text:style-name="T6">Strategische Lärmkartierung</text:span></text:p>
            <text:p text:style-name="P7"><text:span text:style-name="T6">Saarland 2007</text:span></text:p>
          </draw:text-box>
        </draw:frame>
        <draw:frame draw:style-name="gr7" draw:text-style-name="P1" draw:layer="layout" svg:width="4.947cm" svg:height="1.719cm" svg:x="24.753cm" svg:y="0.007cm">
          <draw:image xlink:href="Pictures/10000000000000BB000000411044CC84.png" xlink:type="simple" xlink:show="embed" xlink:actuate="onLoad">
            <text:p/>
          </draw:image>
        </draw:frame>
        <draw:frame draw:style-name="gr8" draw:text-style-name="P9" draw:layer="layout" svg:width="6.318cm" svg:height="0.752cm" svg:x="22.832cm" svg:y="18.749cm">
          <draw:text-box>
            <text:p text:style-name="P4"><text:span text:style-name="T6">Maßstab: </text:span></text:p>
          </draw:text-box>
        </draw:frame>
        <draw:frame draw:style-name="gr9" draw:text-style-name="P9" draw:layer="layout" svg:width="3.398cm" svg:height="12.136cm" svg:x="22.809cm" svg:y="6.454cm">
          <draw:text-box>
            <text:p text:style-name="P4"><text:span text:style-name="T6">Legende: </text:span></text:p>
          </draw:text-box>
        </draw:frame>
        <draw:frame draw:style-name="gr10" draw:text-style-name="P9" draw:layer="layout" svg:width="3.398cm" svg:height="3.264cm" svg:x="26.302cm" svg:y="6.453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7cm" fo:margin-bottom="0.007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örg Thomsen</meta:initial-creator>
    <meta:creation-date>2010-01-21T13:44:00.25</meta:creation-date>
    <dc:date>2013-04-04T09:08:25.38</dc:date>
    <meta:editing-duration>PT13H41M54S</meta:editing-duration>
    <meta:editing-cycles>66</meta:editing-cycles>
    <meta:generator>LibreOffice/3.6$Windows_x86 LibreOffice_project/da8c1e6-fd468f4-454e206-f42a4a9-143cfd</meta:generator>
    <meta:document-statistic meta:object-count="10"/>
    <meta:user-defined meta:name="Info 1"/>
    <meta:user-defined meta:name="Info 2"/>
    <meta:user-defined meta:name="Info 3"/>
    <meta:user-defined meta:name="Info 4"/>
  </office:meta>
</office:document-meta>
</file>